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12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7"/>December <text:s text:c="2"/>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88096" calcext:value-type="float">
            <text:p><text:s/>588,096 </text:p>
          </table:table-cell>
          <table:table-cell table:style-name="ce30" office:value-type="float" office:value="2462" calcext:value-type="float">
            <text:p><text:s/>2,462 </text:p>
          </table:table-cell>
          <table:table-cell table:style-name="ce30" office:value-type="float" office:value="30348" calcext:value-type="float">
            <text:p><text:s/>30,3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5" calcext:value-type="float">
            <text:p><text:s/>25 </text:p>
          </table:table-cell>
          <table:table-cell table:style-name="ce30" office:value-type="float" office:value="525749" calcext:value-type="float">
            <text:p><text:s/>525,749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632" calcext:value-type="float">
            <text:p><text:s/>632 </text:p>
          </table:table-cell>
          <table:table-cell table:style-name="ce30" office:value-type="float" office:value="27918" calcext:value-type="float">
            <text:p><text:s/>27,918 </text:p>
          </table:table-cell>
          <table:table-cell table:style-name="ce30" office:value-type="float" office:value="82" calcext:value-type="float">
            <text:p><text:s/>82 </text:p>
          </table:table-cell>
          <table:table-cell table:style-name="ce30" office:value-type="float" office:value="729" calcext:value-type="float">
            <text:p><text:s/>729 </text:p>
          </table:table-cell>
          <table:table-cell table:style-name="ce30" office:value-type="float" office:value="5157" calcext:value-type="float">
            <text:p><text:s/>5,157 </text:p>
          </table:table-cell>
          <table:table-cell table:style-name="ce30" office:value-type="float" office:value="4081" calcext:value-type="float">
            <text:p><text:s/>4,081 </text:p>
          </table:table-cell>
          <table:table-cell table:style-name="ce30" office:value-type="float" office:value="1076" calcext:value-type="float">
            <text:p><text:s/>1,076 </text:p>
          </table:table-cell>
          <table:table-cell table:style-name="ce30" office:value-type="float" office:value="152" calcext:value-type="float">
            <text:p><text:s/>152 </text:p>
          </table:table-cell>
          <table:table-cell table:style-name="ce30" office:value-type="float" office:value="23" calcext:value-type="float">
            <text:p><text:s/>2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3082" calcext:value-type="float">
            <text:p><text:s/>183,082 </text:p>
          </table:table-cell>
          <table:table-cell table:style-name="ce30" office:value-type="float" office:value="585" calcext:value-type="float">
            <text:p><text:s/>58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1034" calcext:value-type="float">
            <text:p><text:s/>171,03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38" calcext:value-type="float">
            <text:p><text:s/>438 </text:p>
          </table:table-cell>
          <table:table-cell table:style-name="ce30" office:value-type="float" office:value="10738" calcext:value-type="float">
            <text:p><text:s/>10,7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4" calcext:value-type="float">
            <text:p><text:s/>134 </text:p>
          </table:table-cell>
          <table:table-cell table:style-name="ce30" office:value-type="float" office:value="1323" calcext:value-type="float">
            <text:p><text:s/>1,323 </text:p>
          </table:table-cell>
          <table:table-cell table:style-name="ce30" office:value-type="float" office:value="1310" calcext:value-type="float">
            <text:p><text:s/>1,310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71" calcext:value-type="float">
            <text:p><text:s/>71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947" calcext:value-type="float">
            <text:p><text:s/>82,947 </text:p>
          </table:table-cell>
          <table:table-cell table:style-name="ce30" office:value-type="float" office:value="436" calcext:value-type="float">
            <text:p><text:s/>436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949" calcext:value-type="float">
            <text:p><text:s/>73,94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0" calcext:value-type="float">
            <text:p><text:s/>30 </text:p>
          </table:table-cell>
          <table:table-cell table:style-name="ce30" office:value-type="float" office:value="2032" calcext:value-type="float">
            <text:p><text:s/>2,03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6" calcext:value-type="float">
            <text:p><text:s/>266 </text:p>
          </table:table-cell>
          <table:table-cell table:style-name="ce30" office:value-type="float" office:value="544" calcext:value-type="float">
            <text:p><text:s/>544 </text:p>
          </table:table-cell>
          <table:table-cell table:style-name="ce30" office:value-type="float" office:value="404" calcext:value-type="float">
            <text:p><text:s/>404 </text:p>
          </table:table-cell>
          <table:table-cell table:style-name="ce30" office:value-type="float" office:value="140" calcext:value-type="float">
            <text:p><text:s/>140 </text:p>
          </table:table-cell>
          <table:table-cell table:style-name="ce30" office:value-type="float" office:value="36" calcext:value-type="float">
            <text:p><text:s/>36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4934" calcext:value-type="float">
            <text:p><text:s/>54,934 </text:p>
          </table:table-cell>
          <table:table-cell table:style-name="ce30" office:value-type="float" office:value="92" calcext:value-type="float">
            <text:p><text:s/>92 </text:p>
          </table:table-cell>
          <table:table-cell table:style-name="ce30" office:value-type="float" office:value="9670" calcext:value-type="float">
            <text:p><text:s/>9,67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42430" calcext:value-type="float">
            <text:p><text:s/>42,4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2620" calcext:value-type="float">
            <text:p><text:s/>2,6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9" calcext:value-type="float">
            <text:p><text:s/>59 </text:p>
          </table:table-cell>
          <table:table-cell table:style-name="ce30" office:value-type="float" office:value="228" calcext:value-type="float">
            <text:p><text:s/>228 </text:p>
          </table:table-cell>
          <table:table-cell table:style-name="ce30" office:value-type="float" office:value="214" calcext:value-type="float">
            <text:p><text:s/>214 </text:p>
          </table:table-cell>
          <table:table-cell table:style-name="ce30" office:value-type="float" office:value="14" calcext:value-type="float">
            <text:p><text:s/>1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144" calcext:value-type="float">
            <text:p><text:s/>22,144 </text:p>
          </table:table-cell>
          <table:table-cell table:style-name="ce30" office:value-type="float" office:value="99" calcext:value-type="float">
            <text:p><text:s/>99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179" calcext:value-type="float">
            <text:p><text:s/>17,17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215" calcext:value-type="float">
            <text:p><text:s/>1,21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9" calcext:value-type="float">
            <text:p><text:s/>99 </text:p>
          </table:table-cell>
          <table:table-cell table:number-columns-repeated="2" table:style-name="ce30" office:value-type="float" office:value="141" calcext:value-type="float">
            <text:p><text:s/>14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7070" calcext:value-type="float">
            <text:p><text:s/>117,070 </text:p>
          </table:table-cell>
          <table:table-cell table:style-name="ce30" office:value-type="float" office:value="922" calcext:value-type="float">
            <text:p><text:s/>922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344" calcext:value-type="float">
            <text:p><text:s/>113,34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2" calcext:value-type="float">
            <text:p><text:s/>52 </text:p>
          </table:table-cell>
          <table:table-cell table:style-name="ce30" office:value-type="float" office:value="3227" calcext:value-type="float">
            <text:p><text:s/>3,2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1" calcext:value-type="float">
            <text:p><text:s/>51 </text:p>
          </table:table-cell>
          <table:table-cell table:style-name="ce30" office:value-type="float" office:value="1149" calcext:value-type="float">
            <text:p><text:s/>1,149 </text:p>
          </table:table-cell>
          <table:table-cell table:style-name="ce30" office:value-type="float" office:value="330" calcext:value-type="float">
            <text:p><text:s/>330 </text:p>
          </table:table-cell>
          <table:table-cell table:style-name="ce30" office:value-type="float" office:value="819" calcext:value-type="float">
            <text:p><text:s/>819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5079" calcext:value-type="float">
            <text:p><text:s/>125,079 </text:p>
          </table:table-cell>
          <table:table-cell table:style-name="ce30" office:value-type="float" office:value="328" calcext:value-type="float">
            <text:p><text:s/>328 </text:p>
          </table:table-cell>
          <table:table-cell table:style-name="ce30" office:value-type="float" office:value="9857" calcext:value-type="float">
            <text:p><text:s/>9,85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105607" calcext:value-type="float">
            <text:p><text:s/>105,60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4" calcext:value-type="float">
            <text:p><text:s/>104 </text:p>
          </table:table-cell>
          <table:table-cell table:style-name="ce30" office:value-type="float" office:value="7945" calcext:value-type="float">
            <text:p><text:s/>7,945 </text:p>
          </table:table-cell>
          <table:table-cell table:style-name="ce30" office:value-type="float" office:value="82" calcext:value-type="float">
            <text:p><text:s/>82 </text:p>
          </table:table-cell>
          <table:table-cell table:style-name="ce30" office:value-type="float" office:value="120" calcext:value-type="float">
            <text:p><text:s/>120 </text:p>
          </table:table-cell>
          <table:table-cell table:style-name="ce30" office:value-type="float" office:value="1760" calcext:value-type="float">
            <text:p><text:s/>1,760 </text:p>
          </table:table-cell>
          <table:table-cell table:style-name="ce30" office:value-type="float" office:value="1670" calcext:value-type="float">
            <text:p><text:s/>1,670 </text:p>
          </table:table-cell>
          <table:table-cell table:style-name="ce30" office:value-type="float" office:value="90" calcext:value-type="float">
            <text:p><text:s/>90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82" calcext:value-type="float">
            <text:p><text:s/>2,782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" calcext:value-type="float">
            <text:p><text:s/>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2490" calcext:value-type="float">
            <text:p><text:s/>42,490 </text:p>
          </table:table-cell>
          <table:table-cell table:style-name="ce31" office:value-type="float" office:value="73" calcext:value-type="float">
            <text:p><text:s/>73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59" calcext:value-type="float">
            <text:p><text:s/>37,0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00" calcext:value-type="float">
            <text:p><text:s/>4,300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414" calcext:value-type="float">
            <text:p><text:s/>414 </text:p>
          </table:table-cell>
          <table:table-cell table:style-name="ce31" office:value-type="float" office:value="397" calcext:value-type="float">
            <text:p><text:s/>397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468" calcext:value-type="float">
            <text:p><text:s/>5,468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3" calcext:value-type="float">
            <text:p><text:s/>3,94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5" calcext:value-type="float">
            <text:p><text:s/>3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173" calcext:value-type="float">
            <text:p><text:s/>2,173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89" calcext:value-type="float">
            <text:p><text:s/>1,7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27" calcext:value-type="float">
            <text:p><text:s/>3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57" calcext:value-type="float">
            <text:p><text:s/>5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159" calcext:value-type="float">
            <text:p><text:s/>7,159 </text:p>
          </table:table-cell>
          <table:table-cell table:style-name="ce31" office:value-type="float" office:value="92" calcext:value-type="float">
            <text:p><text:s/>92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13" calcext:value-type="float">
            <text:p><text:s/>4,7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0" calcext:value-type="float">
            <text:p><text:s/>80 </text:p>
          </table:table-cell>
          <table:table-cell table:style-name="ce31" office:value-type="float" office:value="1229" calcext:value-type="float">
            <text:p><text:s/>1,229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90" calcext:value-type="float">
            <text:p><text:s/>990 </text:p>
          </table:table-cell>
          <table:table-cell table:style-name="ce31" office:value-type="float" office:value="978" calcext:value-type="float">
            <text:p><text:s/>978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38" calcext:value-type="float">
            <text:p><text:s/>1,93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6" calcext:value-type="float">
            <text:p><text:s/>1,7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430" calcext:value-type="float">
            <text:p><text:s/>2,430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11" calcext:value-type="float">
            <text:p><text:s/>1,9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" calcext:value-type="float">
            <text:p><text:s/>17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785" calcext:value-type="float">
            <text:p><text:s/>2,785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4" calcext:value-type="float">
            <text:p><text:s/>1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17" calcext:value-type="float">
            <text:p><text:s/>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5" calcext:value-type="float">
            <text:p><text:s/>13,065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66" calcext:value-type="float">
            <text:p><text:s/>12,1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782" calcext:value-type="float">
            <text:p><text:s/>78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5" calcext:value-type="float">
            <text:p><text:s/>12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10" calcext:value-type="float">
            <text:p><text:s/>2,710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84" calcext:value-type="float">
            <text:p><text:s/>84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533" calcext:value-type="float">
            <text:p><text:s/>17,533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54" calcext:value-type="float">
            <text:p><text:s/>16,4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41" calcext:value-type="float">
            <text:p><text:s/>1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477" calcext:value-type="float">
            <text:p><text:s/>7,477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6740" calcext:value-type="float">
            <text:p><text:s/>6,7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635" calcext:value-type="float">
            <text:p><text:s/>6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03" calcext:value-type="float">
            <text:p><text:s/>16,203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2" calcext:value-type="float">
            <text:p><text:s/>2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29" calcext:value-type="float">
            <text:p><text:s/>2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40" calcext:value-type="float">
            <text:p><text:s/>2,84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41" calcext:value-type="float">
            <text:p><text:s/>14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2" calcext:value-type="float">
            <text:p><text:s/>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302" calcext:value-type="float">
            <text:p><text:s/>2,30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0" calcext:value-type="float">
            <text:p><text:s/>1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8" calcext:value-type="float">
            <text:p><text:s/>5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02-07T11:46:12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